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, Times" style:font-family-generic="roman" style:font-charset="x-symbol"/>
    <style:font-face style:name="ITC Lubalin Graph Std" svg:font-family="'ITC Lubalin Graph Std'" style:font-pitch="variable"/>
    <style:font-face style:name="Lubalin Graph1" svg:font-family="'Lubalin Graph'" style:font-pitch="variable"/>
    <style:font-face style:name="Lubalin Graph" svg:font-family="'Lubalin Graph'" style:font-adornments="Book" style:font-pitch="variable"/>
    <style:font-face style:name="Lucida Grande" svg:font-family="'Lucida Grande'" style:font-pitch="variable"/>
    <style:font-face style:name="SansSerif1" svg:font-family="SansSerif" style:font-pitch="variable"/>
    <style:font-face style:name="Serif" svg:font-family="Serif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Lubalin Graph Book1" svg:font-family="'Lubalin Graph Book'" style:font-family-generic="swiss" style:font-pitch="variable"/>
    <style:font-face style:name="Lubalin Graph Book" svg:font-family="'Lubalin Graph Book'" style:font-adornments="Regular" style:font-family-generic="swiss" style:font-pitch="variable"/>
    <style:font-face style:name="SansSerif" svg:font-family="SansSerif" style:font-family-generic="swiss" style:font-pitch="variable"/>
  </office:font-face-decls>
  <office:automatic-styles>
    <style:style style:name="Table1" style:family="table">
      <style:table-properties style:width="7.3021in" fo:margin-left="0in" fo:margin-right="-0.0021in" table:align="margins"/>
    </style:style>
    <style:style style:name="Table1.A" style:family="table-column">
      <style:table-column-properties style:column-width="2.3542in" style:rel-column-width="21128*"/>
    </style:style>
    <style:style style:name="Table1.B" style:family="table-column">
      <style:table-column-properties style:column-width="4.9479in" style:rel-column-width="44407*"/>
    </style:style>
    <style:style style:name="Table1.1" style:family="table-row">
      <style:table-row-properties style:min-row-height="0.0097in"/>
    </style:style>
    <style:style style:name="Table1.A1" style:family="table-cell">
      <style:table-cell-properties style:vertical-align="top" fo:padding-left="0in" fo:padding-right="0.0799in" fo:padding-top="0.0403in" fo:padding-bottom="0in" fo:border="none"/>
    </style:style>
    <style:style style:name="Table1.A4" style:family="table-cell">
      <style:table-cell-properties style:vertical-align="top" fo:background-color="transparent" fo:padding-left="0in" fo:padding-right="0.0799in" fo:padding-top="0.0403in" fo:padding-bottom="0in" fo:border="none">
        <style:background-image/>
      </style:table-cell-properties>
    </style:style>
    <style:style style:name="Table2" style:family="table">
      <style:table-properties style:width="7.3021in" fo:margin-left="0in" fo:margin-right="-0.0021in" table:align="margins"/>
    </style:style>
    <style:style style:name="Table2.A" style:family="table-column">
      <style:table-column-properties style:column-width="1.1243in" style:rel-column-width="10090*"/>
    </style:style>
    <style:style style:name="Table2.B" style:family="table-column">
      <style:table-column-properties style:column-width="6.1778in" style:rel-column-width="55445*"/>
    </style:style>
    <style:style style:name="Table2.A1" style:family="table-cell">
      <style:table-cell-properties style:vertical-align="top" fo:padding-left="0in" fo:padding-right="0.0799in" fo:padding-top="0.0597in" fo:padding-bottom="0in" fo:border="none"/>
    </style:style>
    <style:style style:name="Table3" style:family="table">
      <style:table-properties style:width="7.3021in" fo:margin-left="0in" fo:margin-right="-0.0021in" table:align="margins"/>
    </style:style>
    <style:style style:name="Table3.A" style:family="table-column">
      <style:table-column-properties style:column-width="1.166in" style:rel-column-width="10465*"/>
    </style:style>
    <style:style style:name="Table3.B" style:family="table-column">
      <style:table-column-properties style:column-width="6.1361in" style:rel-column-width="55070*"/>
    </style:style>
    <style:style style:name="Table3.A1" style:family="table-cell">
      <style:table-cell-properties style:vertical-align="top" fo:padding-left="0in" fo:padding-right="0.0799in" fo:padding-top="0.0597in" fo:padding-bottom="0in" fo:border="none"/>
    </style:style>
    <style:style style:name="P1" style:family="paragraph" style:parent-style-name="Header">
      <style:paragraph-properties fo:margin-left="0in" fo:margin-right="0in" fo:text-indent="0in" style:auto-text-indent="true">
        <style:tab-stops>
          <style:tab-stop style:position="3.5in" style:type="center"/>
          <style:tab-stop style:position="7in" style:type="right"/>
        </style:tab-stops>
      </style:paragraph-properties>
    </style:style>
    <style:style style:name="P2" style:family="paragraph" style:parent-style-name="Standard">
      <style:paragraph-properties fo:margin-top="0in" fo:margin-bottom="0.0201in" loext:contextual-spacing="false" fo:text-align="center" style:justify-single-word="false" fo:padding="0in" fo:border="none"/>
      <style:text-properties style:font-name="ITC Lubalin Graph Std"/>
    </style:style>
    <style:style style:name="P3" style:family="paragraph" style:parent-style-name="Body">
      <style:text-properties style:font-name="ITC Lubalin Graph Std" fo:font-size="10pt" style:font-size-asian="10pt" style:font-size-complex="10pt"/>
    </style:style>
    <style:style style:name="P4" style:family="paragraph" style:parent-style-name="Body">
      <style:paragraph-properties>
        <style:tab-stops>
          <style:tab-stop style:position="7.222in" style:type="right"/>
        </style:tab-stops>
      </style:paragraph-properties>
      <style:text-properties style:font-name="ITC Lubalin Graph Std" fo:font-size="10pt" fo:font-style="normal" fo:font-weight="bold" style:font-size-asian="10pt" style:font-weight-asian="bold" style:font-size-complex="10pt" style:font-weight-complex="bold"/>
    </style:style>
    <style:style style:name="P5" style:family="paragraph" style:parent-style-name="Body">
      <style:paragraph-properties>
        <style:tab-stops>
          <style:tab-stop style:position="7.222in" style:type="right"/>
        </style:tab-stops>
      </style:paragraph-properties>
      <style:text-properties style:font-name="ITC Lubalin Graph Std" fo:font-size="10pt" fo:font-style="normal" fo:font-weight="normal" style:font-size-asian="10pt" style:font-size-complex="10pt"/>
    </style:style>
    <style:style style:name="P6" style:family="paragraph" style:parent-style-name="Section" style:master-page-name="">
      <style:paragraph-properties style:page-number="auto" fo:keep-with-next="always"/>
      <style:text-properties style:font-name="ITC Lubalin Graph Std"/>
    </style:style>
    <style:style style:name="P7" style:family="paragraph" style:parent-style-name="Section" style:master-page-name="">
      <style:paragraph-properties style:page-number="auto" fo:keep-with-next="always"/>
      <style:text-properties style:font-name="ITC Lubalin Graph Std" fo:font-size="10pt" style:font-size-asian="10pt" style:font-size-complex="10pt"/>
    </style:style>
    <style:style style:name="P8" style:family="paragraph" style:parent-style-name="Section" style:master-page-name="">
      <style:paragraph-properties style:page-number="auto" fo:padding-left="0in" fo:padding-right="0in" fo:padding-top="0.0138in" fo:padding-bottom="0in" fo:border-left="none" fo:border-right="none" fo:border-top="0.51pt solid #000000" fo:border-bottom="none" style:shadow="none" fo:keep-with-next="always"/>
      <style:text-properties style:font-name="ITC Lubalin Graph Std" fo:font-size="13pt" fo:font-style="normal" fo:font-weight="normal" style:font-size-asian="14pt"/>
    </style:style>
    <style:style style:name="P9" style:family="paragraph" style:parent-style-name="Section">
      <style:paragraph-properties fo:padding="0in" fo:border="none" style:shadow="none"/>
      <style:text-properties style:font-name="ITC Lubalin Graph Std" fo:font-size="13pt" fo:font-style="normal" fo:font-weight="normal" style:font-size-asian="14pt"/>
    </style:style>
    <style:style style:name="P10" style:family="paragraph" style:parent-style-name="Bold">
      <style:text-properties style:font-name="ITC Lubalin Graph Std" fo:font-size="10pt"/>
    </style:style>
    <style:style style:name="P11" style:family="paragraph" style:parent-style-name="Bold">
      <style:text-properties style:font-name="ITC Lubalin Graph Std" fo:font-size="10pt" style:font-size-asian="10pt" style:font-size-complex="10pt"/>
    </style:style>
    <style:style style:name="P12" style:family="paragraph" style:parent-style-name="Bold">
      <style:text-properties style:font-name="ITC Lubalin Graph Std" fo:font-size="10pt" officeooo:rsid="001fcd1b" officeooo:paragraph-rsid="001fcd1b" style:font-size-asian="10pt" style:font-size-complex="10pt"/>
    </style:style>
    <style:style style:name="P13" style:family="paragraph" style:parent-style-name="Bold">
      <style:text-properties style:font-name="ITC Lubalin Graph Std" fo:font-size="10pt" officeooo:rsid="001a6a26" officeooo:paragraph-rsid="001a6a26" style:font-size-asian="10pt" style:font-size-complex="10pt"/>
    </style:style>
    <style:style style:name="P14" style:family="paragraph" style:parent-style-name="Bold">
      <style:text-properties style:font-name="ITC Lubalin Graph Std" fo:font-size="10pt" officeooo:rsid="001a101d" officeooo:paragraph-rsid="001a6a26" style:font-size-asian="10pt" style:font-size-complex="10pt"/>
    </style:style>
    <style:style style:name="P15" style:family="paragraph" style:parent-style-name="Bold">
      <style:text-properties style:font-name="ITC Lubalin Graph Std" fo:font-size="10pt" officeooo:paragraph-rsid="00221490" style:font-size-asian="10pt" style:font-size-complex="10pt"/>
    </style:style>
    <style:style style:name="P16" style:family="paragraph" style:parent-style-name="Bold">
      <style:text-properties style:font-name="ITC Lubalin Graph Std" fo:font-size="10pt" officeooo:rsid="00221490" style:font-size-asian="10pt" style:font-size-complex="10pt"/>
    </style:style>
    <style:style style:name="P17" style:family="paragraph" style:parent-style-name="Bold">
      <style:text-properties style:font-name="ITC Lubalin Graph Std" fo:font-size="10pt" fo:font-style="normal" fo:font-weight="bold" style:font-size-asian="10pt" style:font-weight-asian="bold" style:font-size-complex="10pt" style:font-weight-complex="bold"/>
    </style:style>
    <style:style style:name="P18" style:family="paragraph" style:parent-style-name="Bold">
      <style:text-properties style:font-name="ITC Lubalin Graph Std" fo:font-size="10pt" fo:font-style="normal" fo:font-weight="bold" officeooo:rsid="001fcd1b" officeooo:paragraph-rsid="001fcd1b" style:font-size-asian="10pt" style:font-weight-asian="bold" style:font-size-complex="10pt" style:font-weight-complex="bold"/>
    </style:style>
    <style:style style:name="P19" style:family="paragraph" style:parent-style-name="Bold">
      <style:text-properties style:font-name="ITC Lubalin Graph Std" fo:font-size="10pt" fo:font-style="normal" fo:font-weight="bold" officeooo:rsid="001a6a26" officeooo:paragraph-rsid="001a6a26" style:font-size-asian="10pt" style:font-weight-asian="bold" style:font-size-complex="10pt" style:font-weight-complex="bold"/>
    </style:style>
    <style:style style:name="P20" style:family="paragraph" style:parent-style-name="Bold">
      <style:text-properties style:font-name="ITC Lubalin Graph Std" fo:font-size="10pt" fo:font-style="normal" fo:font-weight="bold" officeooo:rsid="001a101d" officeooo:paragraph-rsid="001a6a26" style:font-size-asian="10pt" style:font-weight-asian="bold" style:font-size-complex="10pt" style:font-weight-complex="bold"/>
    </style:style>
    <style:style style:name="P21" style:family="paragraph" style:parent-style-name="Bold">
      <style:text-properties style:font-name="ITC Lubalin Graph Std" fo:font-size="10pt" fo:font-style="normal" fo:font-weight="normal" style:font-size-asian="10pt" style:font-weight-asian="normal" style:font-size-complex="10pt" style:font-weight-complex="normal"/>
    </style:style>
    <style:style style:name="P22" style:family="paragraph" style:parent-style-name="Bold">
      <style:text-properties style:font-name="ITC Lubalin Graph Std" fo:font-size="10pt" fo:font-style="normal" fo:font-weight="normal" officeooo:rsid="001fcd1b" officeooo:paragraph-rsid="001fcd1b" style:font-size-asian="10pt" style:font-weight-asian="normal" style:font-size-complex="10pt" style:font-weight-complex="normal"/>
    </style:style>
    <style:style style:name="P23" style:family="paragraph" style:parent-style-name="Bold">
      <style:text-properties style:font-name="ITC Lubalin Graph Std" fo:font-size="10pt" fo:font-style="normal" fo:font-weight="normal" officeooo:rsid="001a6a26" officeooo:paragraph-rsid="001a6a26" style:font-size-asian="10pt" style:font-weight-asian="normal" style:font-size-complex="10pt" style:font-weight-complex="normal"/>
    </style:style>
    <style:style style:name="P24" style:family="paragraph" style:parent-style-name="Bold">
      <style:text-properties style:font-name="ITC Lubalin Graph Std" fo:font-size="10pt" fo:font-style="normal" fo:font-weight="normal" officeooo:rsid="001a101d" officeooo:paragraph-rsid="001a6a26" style:font-size-asian="10pt" style:font-weight-asian="normal" style:font-size-complex="10pt" style:font-weight-complex="normal"/>
    </style:style>
    <style:style style:name="P25" style:family="paragraph" style:parent-style-name="Bold">
      <style:text-properties style:font-name="ITC Lubalin Graph Std" fo:font-size="10pt" fo:font-style="normal" fo:font-weight="normal" style:font-size-asian="10pt" style:font-size-complex="10pt"/>
    </style:style>
    <style:style style:name="P26" style:family="paragraph" style:parent-style-name="Bold">
      <style:text-properties style:font-name="ITC Lubalin Graph Std" fo:font-size="10pt" fo:font-style="normal" fo:font-weight="normal" style:font-size-asian="12pt" style:font-weight-asian="normal" style:font-weight-complex="normal"/>
    </style:style>
    <style:style style:name="P27" style:family="paragraph" style:parent-style-name="Bold">
      <style:text-properties style:font-name="ITC Lubalin Graph Std" fo:font-size="10pt" fo:font-weight="bold" style:font-size-asian="10pt" style:font-weight-asian="bold" style:font-size-complex="10pt" style:font-weight-complex="bold"/>
    </style:style>
    <style:style style:name="P28" style:family="paragraph" style:parent-style-name="Bold">
      <style:text-properties style:font-name="ITC Lubalin Graph Std" fo:font-size="10pt" fo:font-weight="normal" style:font-size-asian="10pt" style:font-weight-asian="normal" style:font-size-complex="10pt" style:font-weight-complex="normal"/>
    </style:style>
    <style:style style:name="P29" style:family="paragraph" style:parent-style-name="Bold">
      <style:text-properties style:font-name="ITC Lubalin Graph Std" fo:font-size="10pt" fo:font-weight="normal" style:font-weight-asian="normal" style:font-weight-complex="normal"/>
    </style:style>
    <style:style style:name="P30" style:family="paragraph" style:parent-style-name="Bold">
      <style:text-properties style:font-name="ITC Lubalin Graph Std" fo:font-size="10pt" fo:font-weight="normal" officeooo:rsid="00221490" officeooo:paragraph-rsid="00221490" style:font-weight-asian="normal" style:font-weight-complex="normal"/>
    </style:style>
    <style:style style:name="P31" style:family="paragraph" style:parent-style-name="Bold">
      <style:text-properties style:font-name="ITC Lubalin Graph Std" fo:font-size="10pt" officeooo:rsid="00221490" officeooo:paragraph-rsid="00221490"/>
    </style:style>
    <style:style style:name="P32" style:family="paragraph" style:parent-style-name="Bullet" style:list-style-name="L1">
      <style:text-properties style:font-name="ITC Lubalin Graph Std" fo:font-size="10pt" style:font-size-asian="10pt" style:font-size-complex="10pt"/>
    </style:style>
    <style:style style:name="P33" style:family="paragraph" style:parent-style-name="Bullet" style:list-style-name="L2">
      <style:text-properties style:font-name="ITC Lubalin Graph Std" fo:font-size="10pt" style:font-size-asian="10pt" style:font-size-complex="10pt"/>
    </style:style>
    <style:style style:name="T1" style:family="text">
      <style:text-properties style:font-name="Lubalin Graph1" fo:font-size="10pt" fo:font-style="normal" fo:font-weight="normal" style:font-size-asian="10pt"/>
    </style:style>
    <style:style style:name="T2" style:family="text">
      <style:text-properties fo:font-variant="small-caps" fo:font-size="24pt" style:font-size-asian="24pt"/>
    </style:style>
    <style:style style:name="T3" style:family="text">
      <style:text-properties fo:font-variant="small-caps" fo:font-size="24pt" fo:font-weight="bold" style:font-size-asian="24pt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normal" fo:font-weight="normal"/>
    </style:style>
    <style:style style:name="T7" style:family="text">
      <style:text-properties fo:font-style="normal" fo:font-weight="normal" style:font-weight-asian="normal" style:font-weight-complex="normal"/>
    </style:style>
    <style:style style:name="T8" style:family="text">
      <style:text-properties fo:font-style="normal" fo:font-weight="normal" style:font-weight-asian="bold"/>
    </style:style>
    <style:style style:name="T9" style:family="text">
      <style:text-properties fo:font-style="normal" fo:font-weight="normal" style:font-size-asian="12pt" style:font-weight-asian="bold"/>
    </style:style>
    <style:style style:name="T10" style:family="text">
      <style:text-properties fo:font-style="normal" fo:font-weight="normal" officeooo:rsid="00217191"/>
    </style:style>
    <style:style style:name="T11" style:family="text">
      <style:text-properties fo:font-style="normal" fo:font-weight="normal" officeooo:rsid="00221490"/>
    </style:style>
    <style:style style:name="T12" style:family="text">
      <style:text-properties fo:font-style="normal" fo:font-weight="bold" style:font-weight-asian="bold" style:font-weight-complex="bold"/>
    </style:style>
    <style:style style:name="T13" style:family="text">
      <style:text-properties fo:font-style="normal" fo:font-weight="bold" style:font-size-asian="12pt" style:font-weight-asian="bold" style:font-weight-complex="bold"/>
    </style:style>
    <style:style style:name="T14" style:family="text">
      <style:text-properties fo:font-style="normal" style:font-size-asian="12pt"/>
    </style:style>
    <style:style style:name="T15" style:family="text">
      <style:text-properties officeooo:rsid="0011471f"/>
    </style:style>
    <style:style style:name="T16" style:family="text">
      <style:text-properties fo:font-size="16pt" fo:font-weight="bold" style:font-size-asian="16pt" style:font-weight-asian="bold" style:font-size-complex="16pt" style:font-weight-complex="bold"/>
    </style:style>
    <style:style style:name="T17" style:family="text">
      <style:text-properties officeooo:rsid="0018b5f7"/>
    </style:style>
    <style:style style:name="T18" style:family="text">
      <style:text-properties officeooo:rsid="001a101d"/>
    </style:style>
    <style:style style:name="T19" style:family="text">
      <style:text-properties officeooo:rsid="001bf46d"/>
    </style:style>
    <style:style style:name="T20" style:family="text">
      <style:text-properties officeooo:rsid="001f2d8e"/>
    </style:style>
    <style:style style:name="T21" style:family="text">
      <style:text-properties officeooo:rsid="001f6642"/>
    </style:style>
    <style:style style:name="T22" style:family="text">
      <style:text-properties officeooo:rsid="001fc995"/>
    </style:style>
    <style:style style:name="T23" style:family="text">
      <style:text-properties officeooo:rsid="001fcd1b"/>
    </style:style>
    <style:style style:name="T24" style:family="text">
      <style:text-properties officeooo:rsid="00217191"/>
    </style:style>
    <style:style style:name="T25" style:family="text">
      <style:text-properties officeooo:rsid="00221490"/>
    </style:style>
    <style:style style:name="T26" style:family="text">
      <style:text-properties fo:font-variant="normal" fo:text-transform="none" fo:font-size="16pt" fo:font-weight="bold" officeooo:rsid="0025f826" style:font-size-asian="16pt" style:font-weight-asian="bold" style:font-size-complex="16pt" style:font-weight-complex="bold"/>
    </style:style>
    <style:style style:name="T27" style:family="text">
      <style:text-properties style:font-name="ITC Lubalin Graph Std" fo:font-size="10pt" fo:font-style="normal" fo:font-weight="normal" style:font-size-asian="10pt"/>
    </style:style>
    <text:list-style style:name="L1" text:consecutive-numbering="true">
      <text:list-level-style-bullet text:level="1" style:num-suffix="." text:bullet-char="•">
        <style:list-level-properties text:min-label-width="0.25in"/>
        <style:text-properties style:font-name="Lubalin Graph Book1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L2" text:consecutive-numbering="true">
      <text:list-level-style-bullet text:level="1" style:num-suffix="." text:bullet-char="•">
        <style:list-level-properties text:min-label-width="0.25in"/>
        <style:text-properties style:font-name="Lubalin Graph Book1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Marnen E. Laibow-Koser</text:span><text:span text:style-name="T2"><text:line-break/></text:span><text:span text:style-name="T26">246 High Street, Medford, MA 02155</text:span><text:span text:style-name="T16"><text:line-break/>(845) 625-7801 • marnen@marnen.org • http://www.marnen.org</text:span></text:p>
      <text:p text:style-name="P6">skill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programming, markup, databases</text:p>
          </table:table-cell>
          <table:table-cell table:style-name="Table1.A1" office:value-type="string">
            <text:p text:style-name="P3">C, C++, CoffeeScript, ColdFusion (CFML), CSS, DDS, Haml, HTML/XHTML, Java, JavaScript, Lisp (MCL), Mathematica, MongoDB, Perl, PHP, RPG, Ruby, Sass/SCSS, shell scripts (ksh, bash), SQL (MySQL, PostgreSQL, Microsoft Access, Microsoft SQL Server, SQLite), XML, XSL, BASIC, HyperTalk.</text:p>
          </table:table-cell>
        </table:table-row>
        <table:table-row table:style-name="Table1.1">
          <table:table-cell table:style-name="Table1.A1" office:value-type="string">
            <text:p text:style-name="P11">operating systems</text:p>
          </table:table-cell>
          <table:table-cell table:style-name="Table1.A1" office:value-type="string">
            <text:p text:style-name="P3">Linux (Red Hat, Ubuntu), Mac OS (all versions), MS-DOS, OS/400, System/36, Unix (AIX, Darwin, HP-UX), Windows (all versions).</text:p>
          </table:table-cell>
        </table:table-row>
        <table:table-row table:style-name="Table1.1">
          <table:table-cell table:style-name="Table1.A1" office:value-type="string">
            <text:p text:style-name="P11">Mac OS software</text:p>
          </table:table-cell>
          <table:table-cell table:style-name="Table1.A1" office:value-type="string">
            <text:p text:style-name="P3">Adobe GoLive, Adobe Photoshop, Assimilator, <text:span text:style-name="T22">Atom, </text:span>Diffly, Director, FileMaker Pro, Finale, GitX, KomodoEdit, Mathematica, Microsoft Office, Microsoft Project, mySQL Tools, NeoOffice, Panorama, Power*Architect, RealProducer, Solo, <text:span text:style-name="T20">SourceTree, SublimeText, </text:span>svnX, TextWrangler, WordPerfect, Xcode.</text:p>
          </table:table-cell>
        </table:table-row>
        <table:table-row table:style-name="Table1.1">
          <table:table-cell table:style-name="Table1.A4" office:value-type="string">
            <text:p text:style-name="P11">Windows &amp; MS-DOS software</text:p>
          </table:table-cell>
          <table:table-cell table:style-name="Table1.A1" office:value-type="string">
            <text:p text:style-name="P3">Apache, BeyondMail, CalendarMaker, Client Access/400, ColdFusion Studio, FileMaker Pro, HomeSite, IIS, Lotus 1-2-3, Lotus Notes, Microsoft Office, Microsoft Project, Network Scheduler, OpenOffice, WordPerfect.</text:p>
          </table:table-cell>
        </table:table-row>
        <table:table-row table:style-name="Table1.1">
          <table:table-cell table:style-name="Table1.A1" office:value-type="string">
            <text:p text:style-name="P11">OS/400 &amp; System/36 software</text:p>
          </table:table-cell>
          <table:table-cell table:style-name="Table1.A1" office:value-type="string">
            <text:p text:style-name="P3">DFU, SEU, MarkMagic, NCS Professional, Query/400.</text:p>
          </table:table-cell>
        </table:table-row>
        <table:table-row table:style-name="Table1.1">
          <table:table-cell table:style-name="Table1.A1" office:value-type="string">
            <text:p text:style-name="P11">Linux &amp; Unix software</text:p>
          </table:table-cell>
          <table:table-cell table:style-name="Table1.A1" office:value-type="string">
            <text:p text:style-name="P3">Apache, Applix, Emacs, Git, ksh, Nginx, OpenOffice, Subversion, vi.</text:p>
          </table:table-cell>
        </table:table-row>
        <table:table-row table:style-name="Table1.1">
          <table:table-cell table:style-name="Table1.A1" office:value-type="string">
            <text:p text:style-name="P11">languages</text:p>
          </table:table-cell>
          <table:table-cell table:style-name="Table1.A1" office:value-type="string">
            <text:p text:style-name="P3">Fluent in German, excellent knowledge of French, some knowledge of Spanish, Italian, Japanese, Russian, Hebrew, Esperanto.</text:p>
          </table:table-cell>
        </table:table-row>
      </table:table>
      <text:p text:style-name="P6">relevant experience</text:p>
      <text:p text:style-name="P7">This résumé contains programming and technical experience. For musical experience, please see <text:span text:style-name="T5">http://www.marnen.org/resume_m.pdf</text:span><text:span text:style-name="T4">.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2">July 2015–present</text:p>
          </table:table-cell>
          <table:table-cell table:style-name="Table2.A1" office:value-type="string">
            <text:p text:style-name="P18">RBM Technologies<text:tab/>Boston, Massachusetts</text:p>
            <text:p text:style-name="P22">Senior Rails and Ember developer on retail merchandising management application. Responsibilities include helping to improve development practice on team of about 15.</text:p>
          </table:table-cell>
        </table:table-row>
        <table:table-row>
          <table:table-cell table:style-name="Table2.A1" office:value-type="string">
            <text:p text:style-name="P11">July 1998–present</text:p>
          </table:table-cell>
          <table:table-cell table:style-name="Table2.A1" office:value-type="string">
            <text:p text:style-name="P17">Thunderbird Productions<text:tab/><text:span text:style-name="T23">Somerville, Massachusetts</text:span></text:p>
            <text:p text:style-name="P25">Freelance developer creating complex Web applications with Ruby on Rails, PHP, ColdFusion, <text:span text:style-name="T19">JavaScript, and CoffeeScript, </text:span>using MySQL and PostgreSQL databases. Also designed and created static websites <text:span text:style-name="T19">and</text:span> produced graphics and streaming audio.</text:p>
            <text:p text:style-name="P11"><text:span text:style-name="T6">Creator and primary developer of Quorum Calendar System (</text:span><text:span text:style-name="T12">http://quorum2.sf.net</text:span><text:span text:style-name="T7">); other open-source contributions available at </text:span><text:span text:style-name="T12">http://github.com/marnen</text:span><text:span text:style-name="T7">.</text:span></text:p>
          </table:table-cell>
        </table:table-row>
        <table:table-row>
          <table:table-cell table:style-name="Table2.A1" office:value-type="string">
            <text:p text:style-name="P13">May–<text:span text:style-name="T21">July</text:span> 2014</text:p>
          </table:table-cell>
          <table:table-cell table:style-name="Table2.A1" office:value-type="string">
            <text:p text:style-name="P19">District Management Council (consulting for Vesume Group)<text:tab/>Boston, Massachusetts</text:p>
            <text:p text:style-name="P23">Senior Rails developer on staffing management application for public school districts.</text:p>
          </table:table-cell>
        </table:table-row>
        <table:table-row>
          <table:table-cell table:style-name="Table2.A1" office:value-type="string">
            <text:p text:style-name="P14">June–July 2013</text:p>
          </table:table-cell>
          <table:table-cell table:style-name="Table2.A1" office:value-type="string">
            <text:p text:style-name="P20">Medullan (consulting for Jobspring Partners)<text:tab/>Cambridge, Massachusetts</text:p>
            <text:p text:style-name="P24">Initiated Rails development effort for medical IT consultancy, including assisting with Rails training of existing developers and creating Rails development guidelines.</text:p>
          </table:table-cell>
        </table:table-row>
        <table:table-row>
          <table:table-cell table:style-name="Table2.A1" office:value-type="string">
            <text:p text:style-name="P11">March–<text:span text:style-name="T15">November 2012</text:span></text:p>
          </table:table-cell>
          <table:table-cell table:style-name="Table2.A1" office:value-type="string">
            <text:p text:style-name="P17">Teladoc <text:span text:style-name="T18">(consulting for Artsource Consulting)</text:span><text:tab/>Greenwich, Connecticut</text:p>
            <text:p text:style-name="P21">Ruby on Rails developer for telemedicine application built with service-oriented architecture. Created system for exporting medical billing information to EDI 837 claims, <text:span text:style-name="T17">as well as secure message center for patients to communicate with doctors and nurses</text:span>.</text:p>
          </table:table-cell>
        </table:table-row>
        <table:table-row>
          <table:table-cell table:style-name="Table2.A1" office:value-type="string">
            <text:p text:style-name="P27">September 2011–February 2012</text:p>
          </table:table-cell>
          <table:table-cell table:style-name="Table2.A1" office:value-type="string">
            <text:p text:style-name="P11">Crowdtap<text:tab/>New York and Albany, New York</text:p>
            <text:p text:style-name="P28">Developer on fast-paced agile team maintaining backend of unique social marketing application built with Rails and MongoDB; also integrating Spree-based e-commerce solution through OAuth and building an API for Spree to consume.</text:p>
          </table:table-cell>
        </table:table-row>
        <table:table-row>
          <table:table-cell table:style-name="Table2.A1" office:value-type="string">
            <text:p text:style-name="P11">March–June 2011</text:p>
          </table:table-cell>
          <table:table-cell table:style-name="Table2.A1" office:value-type="string">
            <text:p text:style-name="P11">Benchmark Solutions<text:span text:style-name="T8"><text:tab/></text:span><text:span text:style-name="T12">New York, New York</text:span></text:p>
            <text:p text:style-name="P21">Ruby on Rails/JavaScript developer, building frontend of real-time financial data application in Extreme Programming environment, using MySQL, jQuery, RSpec, Jasmine, Raphael, and Git.</text:p>
          </table:table-cell>
        </table:table-row>
        <text:soft-page-break/>
        <table:table-row>
          <table:table-cell table:style-name="Table2.A1" office:value-type="string">
            <text:p text:style-name="P11">March 2010–March 2011</text:p>
          </table:table-cell>
          <table:table-cell table:style-name="Table2.A1" office:value-type="string">
            <text:p text:style-name="P11">American Express Publishing<text:span text:style-name="T8"><text:tab/></text:span><text:span text:style-name="T12">New York, New York</text:span><text:span text:style-name="T8"><text:line-break/></text:span>(<text:span text:style-name="T18">consulting</text:span> for Manpower Professional)</text:p>
            <text:p text:style-name="P11"><text:span text:style-name="T4">Ruby on Rails/Microsoft SQL Server developer, maintaining high-profile public-facing websites including </text:span><text:span text:style-name="T5">http://www.travelandleisure.com</text:span><text:span text:style-name="T4"> (13 million page views per month).</text:span></text:p>
          </table:table-cell>
        </table:table-row>
        <table:table-row>
          <table:table-cell table:style-name="Table2.A1" office:value-type="string">
            <text:p text:style-name="P11">January–February 2008</text:p>
          </table:table-cell>
          <table:table-cell table:style-name="Table2.A1" office:value-type="string">
            <text:p text:style-name="P11">Vita Rara<text:span text:style-name="T8"><text:tab/></text:span><text:span text:style-name="T12">Troy, New York</text:span></text:p>
            <text:p text:style-name="P21">Web developer for major vertical-market application, using Java, Struts, JSP, mySQL, and JBoss on Linux and Mac OS X.</text:p>
          </table:table-cell>
        </table:table-row>
        <table:table-row>
          <table:table-cell table:style-name="Table2.A1" office:value-type="string">
            <text:p text:style-name="P11">June–November 2007</text:p>
          </table:table-cell>
          <table:table-cell table:style-name="Table2.A1" office:value-type="string">
            <text:p text:style-name="P11">Reflexions Data (<text:span text:style-name="T18">consulting</text:span> for RHI Technology)<text:span text:style-name="T8"><text:tab/></text:span><text:span text:style-name="T12">White Plains, New York</text:span></text:p>
            <text:p text:style-name="P21">Senior Web developer, designing and implementing backends for Web applications with LAMP technologies, JavaScript (including Ajax), Mootools, and Fusebox.</text:p>
          </table:table-cell>
        </table:table-row>
        <table:table-row>
          <table:table-cell table:style-name="Table2.A1" office:value-type="string">
            <text:p text:style-name="P11">February–September 2006</text:p>
          </table:table-cell>
          <table:table-cell table:style-name="Table2.A1" office:value-type="string">
            <text:p text:style-name="P17">SoftWaveMedia/Zysys Solutions<text:tab/>Irvington, New York</text:p>
            <text:p text:style-name="P25">ColdFusion/mySQL developer for radio advertising broker. Achievements included:</text:p>
            <text:list xml:id="list556059018" text:style-name="L1">
              <text:list-item>
                <text:p text:style-name="P32">introducing and supporting Fusebox framework, including customizing open-source Fusebox documentation tools,</text:p>
              </text:list-item>
              <text:list-item>
                <text:p text:style-name="P32">creating automated Web-based invoice system with XML integration and fuzzy matching,</text:p>
              </text:list-item>
              <text:list-item>
                <text:p text:style-name="P32">designing and building database schemata,</text:p>
              </text:list-item>
              <text:list-item>
                <text:p text:style-name="P32">writing Perl and shell scripts to import millions of records from ﬂat text ﬁles into MySQL.</text:p>
              </text:list-item>
            </text:list>
          </table:table-cell>
        </table:table-row>
        <table:table-row>
          <table:table-cell table:style-name="Table2.A1" office:value-type="string">
            <text:p text:style-name="P11">November–<text:line-break/>December 1999 </text:p>
          </table:table-cell>
          <table:table-cell table:style-name="Table2.A1" office:value-type="string">
            <text:p text:style-name="P17">New World Technologies (independent consultancy)<text:tab/>New York, New York</text:p>
            <text:p text:style-name="P15"><text:span text:style-name="T6">ColdFusion/HTML programmer in e-commerce environment. </text:span><text:span text:style-name="T11">Designed and implemented Web-based solution for editing large Microsoft Access database of products and clients, and maintained program generating product information sheets from this database. Also maintained programmers’ documentation engine on corporate intranet.</text:span></text:p>
          </table:table-cell>
        </table:table-row>
        <table:table-row>
          <table:table-cell table:style-name="Table2.A1" office:value-type="string">
            <text:p text:style-name="P11">January–March 1999</text:p>
          </table:table-cell>
          <table:table-cell table:style-name="Table2.A1" office:value-type="string">
            <text:p text:style-name="P17">Omni-Services Corporation<text:tab/>Culpeper, Virginia<text:line-break/>(consulting for Supra Data Systems)</text:p>
            <text:p text:style-name="P11"><text:span text:style-name="T6">ASNA 400 RPG programmer on IBM System/36. </text:span><text:span text:style-name="T10">Maintained and provided technical support for custom financial reporting programs, including distributing updates of these programs for installation at branch locations.</text:span></text:p>
          </table:table-cell>
        </table:table-row>
        <table:table-row>
          <table:table-cell table:style-name="Table2.A1" office:value-type="string">
            <text:p text:style-name="P11">December 1996–May 1998</text:p>
          </table:table-cell>
          <table:table-cell table:style-name="Table2.A1" office:value-type="string">
            <text:p text:style-name="P4">Metric and Multistandard Components<text:tab/>Hawthorne, New York<text:line-break/>(consulting for Donald J. Simons Associates)</text:p>
            <text:p text:style-name="P5">Member of team working to increase automation of warehouse and sales department using RPG on AS/400 and System/36. Duties included:</text:p>
            <text:list xml:id="list1914069788" text:style-name="L2">
              <text:list-item>
                <text:p text:style-name="P33">maintaining PCs, AS/400 workstations, <text:span text:style-name="T24">AS/400 fax system, </text:span>bar code equipment, and other hardware,</text:p>
              </text:list-item>
              <text:list-item>
                <text:p text:style-name="P33">implementing bar-code-based package tracking and identification system, including writing narrative descriptions of current and planned procedures, </text:p>
              </text:list-item>
              <text:list-item>
                <text:p text:style-name="P33"><text:span text:style-name="T24">writing, maintaining, and </text:span>documenting custom <text:span text:style-name="T24">shipping, purchasing, and bar code tracking programs</text:span>,</text:p>
              </text:list-item>
              <text:list-item>
                <text:p text:style-name="P33">creating, performing, and reporting on comparative tests of hardware and software,</text:p>
              </text:list-item>
              <text:list-item>
                <text:p text:style-name="P33">working with developer of corporate website on searchable database of products,</text:p>
              </text:list-item>
            </text:list>
          </table:table-cell>
        </table:table-row>
      </table:table>
      <text:p text:style-name="P8"><text:span text:style-name="T25">education and </text:span>related accomplishments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6">January 2013–December 2014</text:p>
          </table:table-cell>
          <table:table-cell table:style-name="Table3.A1" office:value-type="string">
            <text:p text:style-name="P31">New England Conservatory of Music<text:tab/>Boston, Massachusetts</text:p>
            <text:p text:style-name="P30">M.M. (with academic honors) in Contemporary Improvisation. Major teachers included Hankus Netsky and Ran Blake.</text:p>
          </table:table-cell>
        </table:table-row>
        <table:table-row>
          <table:table-cell table:style-name="Table3.A1" office:value-type="string">
            <text:p text:style-name="P11">June–July 2010</text:p>
          </table:table-cell>
          <table:table-cell table:style-name="Table3.A1" office:value-type="string">
            <text:p text:style-name="P10">University of Vermont/Wolfram Research<text:span text:style-name="T9"><text:tab/></text:span><text:span text:style-name="T13">Burlington, Vermont</text:span></text:p>
            <text:p text:style-name="P29"><text:span text:style-name="T14">Student at </text:span><text:span text:style-name="T13">New Kind of Science Summer School</text:span><text:span text:style-name="T14">, a course in cellular automata and similar complex systems; ﬁnal research project modeled musical form with string substitution systems (see </text:span><text:span text:style-name="T13">http://bit.ly/nks2010mlk)</text:span><text:span text:style-name="T14">. Faculty included Stephen Wolfram and Todd Rowland.</text:span></text:p>
          </table:table-cell>
        </table:table-row>
        <table:table-row>
          <table:table-cell table:style-name="Table3.A1" office:value-type="string">
            <text:p text:style-name="P11">June–July 2007</text:p>
          </table:table-cell>
          <table:table-cell table:style-name="Table3.A1" office:value-type="string">
            <text:p text:style-name="P10">University of California at Santa Cruz<text:span text:style-name="T9"><text:tab/></text:span><text:span text:style-name="T13">Santa Cruz, California</text:span></text:p>
            <text:p text:style-name="P26">Student at <text:span text:style-name="T5">Workshop in Algorithmic Computer Music</text:span>, an intensive summer course in developing algorithmic music programs in Lisp. Faculty: David Cope, Peter Elsea, Soren Goodman, Paul Nauert.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ymbol" svg:font-family="Symbol, Times" style:font-family-generic="roman" style:font-charset="x-symbol"/>
    <style:font-face style:name="ITC Lubalin Graph Std" svg:font-family="'ITC Lubalin Graph Std'" style:font-pitch="variable"/>
    <style:font-face style:name="Lubalin Graph1" svg:font-family="'Lubalin Graph'" style:font-pitch="variable"/>
    <style:font-face style:name="Lubalin Graph" svg:font-family="'Lubalin Graph'" style:font-adornments="Book" style:font-pitch="variable"/>
    <style:font-face style:name="Lucida Grande" svg:font-family="'Lucida Grande'" style:font-pitch="variable"/>
    <style:font-face style:name="SansSerif1" svg:font-family="SansSerif" style:font-pitch="variable"/>
    <style:font-face style:name="Serif" svg:font-family="Serif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Lubalin Graph Book1" svg:font-family="'Lubalin Graph Book'" style:font-family-generic="swiss" style:font-pitch="variable"/>
    <style:font-face style:name="Lubalin Graph Book" svg:font-family="'Lubalin Graph Book'" style:font-adornments="Regular" style:font-family-generic="swiss" style:font-pitch="variable"/>
    <style:font-face style:name="SansSerif" svg:font-family="SansSerif" style:font-family-generic="swiss" style:font-pitch="variable"/>
  </office:font-face-decls>
  <office:styles>
    <style:default-style style:family="graphic">
      <style:graphic-properties svg:stroke-color="#000000" draw:fill-color="#99ccf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Serif" fo:font-size="12pt" fo:language="en" fo:country="US" style:font-name-asian="SansSerif1" style:font-size-asian="12pt" style:language-asian="en" style:country-asian="US" style:font-name-complex="Lucida Grande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000000" style:font-name="Serif" fo:font-size="12pt" fo:language="en" fo:country="US" style:font-name-asian="SansSerif1" style:font-size-asian="12pt" style:language-asian="en" style:country-asian="US" style:font-name-complex="Lucida Grande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.0201in" fo:margin-bottom="0in" loext:contextual-spacing="false" fo:orphans="2" fo:widows="2" fo:padding-left="0in" fo:padding-right="0in" fo:padding-top="0.0138in" fo:padding-bottom="0in" fo:border-left="none" fo:border-right="none" fo:border-top="0.06pt solid #000000" fo:border-bottom="none"/>
      <style:text-properties style:use-window-font-color="true" style:font-name="Lubalin Graph" fo:font-family="'Lubalin Graph'" style:font-style-name="Book" style:font-pitch="variable" fo:font-size="14pt" fo:language="en" fo:country="US" fo:font-style="normal" fo:font-weight="normal" style:font-name-asian="Times New Roman" style:font-family-asian="'Times New Roman'" style:font-family-generic-asian="roman" style:font-pitch-asian="variabl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Text_20_body_20_indent" style:display-name="Text body indent" style:family="paragraph" style:parent-style-name="Standard" style:class="text">
      <style:paragraph-properties fo:margin-left="0.25in" fo:margin-right="0in" fo:margin-top="0in" fo:margin-bottom="0.0835in" loext:contextual-spacing="false" fo:text-indent="0.0008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SansSerif" fo:font-family="SansSerif" style:font-family-generic="swiss" style:font-pitch="variable" fo:font-size="14pt" style:font-name-asian="SansSerif1" style:font-family-asian="SansSerif" style:font-pitch-asian="variable" style:font-size-asian="14pt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Helvetica" fo:font-family="Helvetica" style:font-family-generic="swiss" style:font-pitch="variable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Helvetica" fo:font-family="Helvetica" style:font-family-generic="swiss" style:font-pitch="variable" fo:font-size="12pt" fo:font-style="italic" fo:font-weight="bold" style:font-size-asian="12pt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style:font-name="Helvetica" fo:font-family="Helvetica" style:font-family-generic="swiss" style:font-pitch="variable" fo:font-size="12pt" style:font-size-asian="12pt"/>
    </style:style>
    <style:style style:name="Header" style:family="paragraph" style:parent-style-name="Body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Standard" style:next-style-name="Subtitle" style:class="chapter">
      <style:paragraph-properties fo:margin-top="0.1665in" fo:margin-bottom="0.0417in" loext:contextual-spacing="false" fo:text-align="center" style:justify-single-word="false"/>
      <style:text-properties style:font-name="Helvetica" fo:font-family="Helvetica" style:font-family-generic="swiss" style:font-pitch="variable" fo:font-size="16pt" fo:font-weight="bold" style:letter-kerning="true" style:font-size-asian="16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WW-List_20_Bullet_20_2" style:display-name="WW-List Bullet 2" style:family="paragraph" style:parent-style-name="Standard" style:list-style-name="WW8Num1">
      <style:paragraph-properties fo:margin-left="0in" fo:margin-right="0in" fo:text-indent="0in" style:auto-text-indent="false"/>
    </style:style>
    <style:style style:name="WW-Body_20_Text_20_2" style:display-name="WW-Body Text 2" style:family="paragraph" style:parent-style-name="Standard">
      <style:paragraph-properties fo:margin-top="0in" fo:margin-bottom="0.0417in" loext:contextual-spacing="false">
        <style:tab-stops>
          <style:tab-stop style:position="2.1in"/>
          <style:tab-stop style:position="2.2in"/>
          <style:tab-stop style:position="5.6626in" style:type="right"/>
        </style:tab-stops>
      </style:paragraph-properties>
      <style:text-properties style:font-name="Lubalin Graph1" fo:font-family="'Lubalin Graph'" style:font-pitch="variable" fo:font-size="12pt" style:font-size-asian="12pt"/>
    </style:style>
    <style:style style:name="Body" style:family="paragraph" style:parent-style-name="Standard" style:class="extra" style:master-page-name="">
      <style:paragraph-properties style:page-number="auto" fo:padding="0in" fo:border="none"/>
      <style:text-properties fo:font-size="11pt" fo:font-weight="350" style:font-size-asian="11pt" style:font-size-complex="11pt"/>
    </style:style>
    <style:style style:name="Section" style:family="paragraph" style:parent-style-name="Body" style:class="extra" style:master-page-name="">
      <style:paragraph-properties fo:margin-top="0in" fo:margin-bottom="0in" loext:contextual-spacing="false" style:page-number="auto" fo:padding-left="0in" fo:padding-right="0in" fo:padding-top="0.0138in" fo:padding-bottom="0in" fo:border-left="none" fo:border-right="none" fo:border-top="0.51pt solid #000000" fo:border-bottom="none" style:shadow="none">
        <style:tab-stops>
          <style:tab-stop style:position="2.3752in" style:leader-style="dotted" style:leader-text="."/>
        </style:tab-stops>
      </style:paragraph-properties>
      <style:text-properties style:font-name="Lubalin Graph" fo:font-family="'Lubalin Graph'" style:font-style-name="Book" style:font-pitch="variable" style:font-size-rel="2pt" fo:font-style="normal" fo:font-weight="normal" style:font-size-rel-asian="2pt"/>
    </style:style>
    <style:style style:name="Bold" style:family="paragraph" style:parent-style-name="Body" style:master-page-name="">
      <style:paragraph-properties fo:margin-left="0in" fo:margin-right="0in" fo:margin-top="0.0402in" fo:margin-bottom="0in" loext:contextual-spacing="false" fo:text-indent="0in" style:auto-text-indent="false" style:page-number="auto">
        <style:tab-stops>
          <style:tab-stop style:position="7.222in" style:type="right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Bullet" style:family="paragraph" style:parent-style-name="Body">
      <style:paragraph-properties fo:margin-left="0in" fo:margin-right="0in" fo:margin-top="0.0402in" fo:margin-bottom="0in" loext:contextual-spacing="false" fo:text-indent="0in" style:auto-text-indent="false">
        <style:tab-stops>
          <style:tab-stop style:position="7.222in" style:type="right"/>
        </style:tab-stops>
      </style:paragraph-properties>
      <style:text-properties style:font-name="Lubalin Graph Book" fo:font-family="'Lubalin Graph Book'" style:font-style-name="Regular" style:font-family-generic="swiss" style:font-pitch="variable" fo:font-size="11pt" fo:font-style="normal" fo:font-weight="350" style:font-size-asian="11pt" style:font-size-complex="11pt"/>
    </style:style>
    <style:style style:name="Quotations" style:family="paragraph" style:parent-style-name="Standard" style:class="html">
      <style:paragraph-properties fo:margin-left="0.3937in" fo:margin-right="0.3937in" fo:margin-top="0.0201in" fo:margin-bottom="0.1965in" loext:contextual-spacing="false" fo:text-indent="0in" style:auto-text-indent="false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WW8Num1z0" style:family="text">
      <style:text-properties style:font-name="Symbol" fo:font-family="Symbol, Times" style:font-family-generic="roman" style:font-charset="x-symbol"/>
    </style:style>
    <style:style style:name="WW8Num3z0" style:family="text">
      <style:text-properties style:font-name="Symbol" fo:font-family="Symbol, Times" style:font-family-generic="roman" style:font-charset="x-symbol"/>
    </style:style>
    <style:style style:name="WW8Num4z0" style:family="text">
      <style:text-properties style:font-name="Symbol" fo:font-family="Symbol, Times" style:font-family-generic="roman" style:font-charset="x-symbol"/>
    </style:style>
    <style:style style:name="WW8Num5z0" style:family="text">
      <style:text-properties style:font-name="Symbol" fo:font-family="Symbol, Times" style:font-family-generic="roman" style:font-charset="x-symbol"/>
    </style:style>
    <style:style style:name="WW8Num6z0" style:family="text">
      <style:text-properties style:font-name="Symbol" fo:font-family="Symbol, Times" style:font-family-generic="roman" style:font-charset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margin-left="0in" fo:margin-right="0in" fo:text-indent="0in" style:auto-text-indent="true">
        <style:tab-stops>
          <style:tab-stop style:position="3.5in" style:type="center"/>
          <style:tab-stop style:position="7in" style:type="right"/>
        </style:tab-stops>
      </style:paragraph-properties>
    </style:style>
    <style:style style:name="MT1" style:family="text">
      <style:text-properties style:font-name="ITC Lubalin Graph Std" fo:font-size="10pt" fo:font-style="normal" fo:font-weight="normal" style:font-size-asian="10pt"/>
    </style:style>
    <style:page-layout style:name="Mpm1">
      <style:page-layout-properties fo:page-width="8.5in" fo:page-height="11in" style:num-format="1" style:print-orientation="portrait" fo:margin-top="0.5598in" fo:margin-bottom="0.5598in" fo:margin-left="0.6in" fo:margin-right="0.6in" style:writing-mode="lr-tb" style:layout-grid-color="#c0c0c0" style:layout-grid-lines="39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5in" fo:margin-left="0in" fo:margin-right="0in" fo:margin-top="0.0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<text:tab/>Marnen E. Laibow-Koser—page </text:span><text:span text:style-name="MT1"><text:page-number text:select-page="current">2</text:page-number></text:span><text:span text:style-name="Page_20_Number"><text:span text:style-name="MT1"><text:s/>of </text:span></text:span><text:span text:style-name="Page_20_Number"><text:span text:style-name="MT1"><text:page-count>2</text:page-count></text:span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MacOSX_X86_64 LibreOffice_project/22b09f6418e8c2d508a9eaf86b2399209b0990f4</meta:generator>
    <dc:title>Résumé: Marnen E. Laibow-Koser</dc:title>
    <meta:initial-creator>Marnen E. Laibow-Koser</meta:initial-creator>
    <meta:creation-date>2000-09-12T13:29:00</meta:creation-date>
    <dc:creator>Marnen Laibow-Koser</dc:creator>
    <dc:date>2017-10-09T10:00:04.205996000</dc:date>
    <meta:print-date>2011-06-06T22:58:20</meta:print-date>
    <dc:language>en-US</dc:language>
    <meta:editing-cycles>175</meta:editing-cycles>
    <meta:editing-duration>P17DT35S</meta:editing-duration>
    <meta:printed-by>Marnen Laibow-Koser</meta:printed-by>
    <meta:document-statistic meta:table-count="3" meta:image-count="0" meta:object-count="0" meta:page-count="2" meta:paragraph-count="81" meta:word-count="921" meta:character-count="7048" meta:non-whitespace-character-count="6231"/>
    <meta:user-defined meta:name="Info 1"/>
    <meta:user-defined meta:name="Info 2"/>
    <meta:user-defined meta:name="Info 3"/>
    <meta:user-defined meta:name="Info 4"/>
  </office:meta>
</office:document-meta>
</file>